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5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5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Ambiente</text:p>
          </table:table-cell>
          <table:table-cell table:style-name="ce15" office:value-type="date" office:date-value="2013-09-30">
            <text:p>2013-09-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orientativo de padrino</text:p>
          </table:table-cell>
          <table:table-cell table:style-name="ce15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Video Project Bootstrap</text:p>
          </table:table-cell>
          <table:table-cell table:style-name="ce15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dificar aplicacion Job Vacancy</text:p>
          </table:table-cell>
          <table:table-cell table:style-name="ce15" office:value-type="date" office:date-value="2013-10-07">
            <text:p>2013-10-07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ctura <text:s/>“Continuous Integration”</text:p>
          </table:table-cell>
          <table:table-cell table:style-name="ce15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uestionario Integracion Continua</text:p>
          </table:table-cell>
          <table:table-cell table:style-name="ce15" office:value-type="date" office:date-value="2013-10-16">
            <text:p>2013-10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5:19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10-16T15:54:09</dc:date>
    <meta:editing-cycles>42</meta:editing-cycles>
    <meta:editing-duration>PT16H32M40S</meta:editing-duration>
    <meta:document-statistic meta:table-count="2" meta:cell-count="189" meta:object-count="0"/>
  </office:meta>
</office:document-meta>
</file>